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D000001D9C15E3D1A.png"/>
  <manifest:file-entry manifest:media-type="image/png" manifest:full-path="Pictures/10000201000004D4000002B8F5E7450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6" style:family="graphic" style:parent-style-name="standard">
      <style:graphic-properties draw:fill="gradient" draw:fill-gradient-name="Red_20_Gradient_20_1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8" style:family="graphic" style:parent-style-name="standard">
      <style:graphic-properties draw:stroke="none" draw:fill="none" fo:min-height="9.96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10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4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7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8" style:family="paragraph">
      <style:text-properties fo:color="#ffffff"/>
    </style:style>
    <style:style style:name="P9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10" style:family="paragraph">
      <style:paragraph-properties fo:text-align="center"/>
      <style:text-properties fo:color="#ff0000" fo:font-family="Digital-7" style:font-pitch="variable" fo:font-size="18pt"/>
    </style:style>
    <style:style style:name="P11" style:family="paragraph">
      <style:text-properties fo:color="#ffffff" fo:font-family="'Arial Rounded MT Bold'" style:font-family-generic="swiss" style:font-pitch="variable" fo:font-size="18pt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4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5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70.199996948242pt" style:font-size-asian="170.199996948242pt" style:font-size-complex="170.199996948242pt"/>
    </style:style>
    <style:style style:name="T3" style:family="text">
      <style:text-properties fo:color="#ffffff" style:text-position="0% 100%" fo:font-family="'Arial Rounded MT Bold'" style:font-family-generic="swiss" style:font-pitch="variable" fo:font-size="66pt" style:font-size-asian="66pt" style:font-size-complex="66pt"/>
    </style:style>
    <style:style style:name="T4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7" style:family="text">
      <style:text-properties fo:color="#ff0000" fo:font-family="Digital-7" style:font-pitch="variable" fo:font-size="54pt" style:font-size-asian="54pt" style:font-size-complex="54pt"/>
    </style:style>
    <style:style style:name="T8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9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10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2.489cm">
          <draw:text-box>
            <text:p text:style-name="P3"><text:span text:style-name="T2">Benvenu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5" draw:text-style-name="P6" draw:layer="layout" svg:width="19.444cm" svg:height="9.309cm" svg:x="9.755cm" svg:y="1.61cm">
          <draw:text-box>
            <text:p text:style-name="P1"><text:span text:style-name="T3">Presentazione in aula magn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custom-shape draw:style-name="gr6" draw:text-style-name="P1" draw:layer="layout" svg:width="21.224cm" svg:height="5.025cm" svg:x="5.33cm" svg:y="8.8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7" draw:text-style-name="P7" draw:layer="layout" svg:width="22.008cm" svg:height="2.698cm" svg:x="8.045cm" svg:y="1.313cm">
          <draw:text-box>
            <text:p text:style-name="P1"><text:span text:style-name="T4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8" draw:text-style-name="P8" draw:layer="layout" svg:width="26.479cm" svg:height="10.219cm" svg:x="3.725cm" svg:y="6.011cm">
          <draw:text-box>
            <text:p><text:span text:style-name="T5">Ai docenti e agli allievi delle classi 2F e 2E. </text:span></text:p>
            <text:p><text:span text:style-name="T5"><text:s/></text:span></text:p>
            <text:p><text:span text:style-name="T5"><text:s/></text:span><text:span text:style-name="T5">Poiché, per problemi tecnici, le uniche aule sprovviste di LIM sono rimaste la C3 e la C12, assegnate rispettivamente alle classi 2F e 2E, si è provveduto ad una modifica dell’assegnazione degli spazi a queste classi. <text:s/></text:span></text:p>
            <text:p><text:span text:style-name="T5"><text:s/></text:span></text:p>
            <text:p><text:span text:style-name="T5"><text:s/></text:span><text:span text:style-name="T5">A partire da lunedì 19 gennaio si invitano quindi i docenti e gli studenti delle classi in oggetto a consultare il nuovo orario e ad attenersi agli spazi assegnati. Il disagio arrecato dalla rotazione nelle aule sarà compensato dalle opportunità didattiche offerte dalla lavagna interattiva.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9" draw:text-style-name="P9" draw:layer="layout" svg:width="23.09cm" svg:height="4.171cm" svg:x="7.207cm" svg:y="2.323cm">
          <draw:text-box>
            <text:p text:style-name="P1"><text:span text:style-name="T6">A seguire:</text:span></text:p>
          </draw:text-box>
        </draw:frame>
        <draw:rect draw:style-name="gr10" draw:text-style-name="P10" draw:layer="layout" svg:width="3.768cm" svg:height="1.855cm" svg:x="2.061cm" svg:y="6.465cm">
          <text:p text:style-name="P1"><text:span text:style-name="T7">8:00</text:span></text:p>
        </draw:rect>
        <draw:frame draw:style-name="gr11" draw:text-style-name="P11" draw:layer="layout" svg:width="25.263cm" svg:height="2.867cm" svg:x="6.333cm" svg:y="6.011cm">
          <draw:text-box>
            <text:p><text:span text:style-name="T8">Collettivo(solo rappresentanti di indirizo e istituto)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2.023cm" svg:y="8.92cm">
          <text:p text:style-name="P1"><text:span text:style-name="T7">8:50</text:span></text:p>
        </draw:rect>
        <draw:rect draw:style-name="gr10" draw:text-style-name="P10" draw:layer="layout" svg:width="3.768cm" svg:height="1.855cm" svg:x="2.023cm" svg:y="11.451cm">
          <text:p text:style-name="P1"><text:span text:style-name="T7">9:40</text:span></text:p>
        </draw:rect>
        <draw:frame draw:style-name="gr11" draw:text-style-name="P13" draw:layer="layout" svg:width="8.398cm" svg:height="2.867cm" svg:x="6.136cm" svg:y="11.615cm">
          <draw:text-box>
            <text:p text:style-name="P12"><text:span text:style-name="T8">Classi seconde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15.808cm" svg:y="8.92cm">
          <text:p text:style-name="P1"><text:span text:style-name="T7">10:40</text:span></text:p>
        </draw:rect>
        <draw:rect draw:style-name="gr10" draw:text-style-name="P10" draw:layer="layout" svg:width="3.768cm" svg:height="1.855cm" svg:x="15.808cm" svg:y="11.451cm">
          <text:p text:style-name="P1"><text:span text:style-name="T7">11:30</text:span></text:p>
        </draw:rect>
        <draw:frame draw:style-name="gr12" draw:text-style-name="P13" draw:layer="layout" svg:width="8.398cm" svg:height="1.559cm" svg:x="19.921cm" svg:y="11.615cm">
          <draw:text-box>
            <text:p text:style-name="P12"><text:span text:style-name="T8">Classi quarte</text:span></text:p>
          </draw:text-box>
        </draw:frame>
        <draw:frame draw:style-name="gr12" draw:text-style-name="P13" draw:layer="layout" svg:width="8.398cm" svg:height="1.559cm" svg:x="19.997cm" svg:y="8.969cm">
          <draw:text-box>
            <text:p text:style-name="P12"><text:span text:style-name="T8">Classi terze</text:span></text:p>
          </draw:text-box>
        </draw:frame>
        <draw:rect draw:style-name="gr10" draw:text-style-name="P10" draw:layer="layout" svg:width="3.768cm" svg:height="1.855cm" svg:x="9.04cm" svg:y="13.6cm">
          <text:p text:style-name="P1"><text:span text:style-name="T7">12:20</text:span></text:p>
        </draw:rect>
        <draw:frame draw:style-name="gr12" draw:text-style-name="P13" draw:layer="layout" svg:width="8.398cm" svg:height="1.559cm" svg:x="13.153cm" svg:y="13.764cm">
          <draw:text-box>
            <text:p text:style-name="P12"><text:span text:style-name="T8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0" xml:id="id6" draw:id="id6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tedesco</text:span></text:p>
            <text:p text:style-name="P1"><text:span text:style-name="T9">Aula D8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4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Corso di</text:span></text:p>
            <text:p text:style-name="P1"><text:span text:style-name="T9">spagnolo</text:span></text:p>
            <text:p text:style-name="P1"><text:span text:style-name="T9">Aula D7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4:30 – 16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xml:id="id7" draw:id="id7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DELF</text:span></text:p>
            <text:p text:style-name="P1"><text:span text:style-name="T9">Aula C16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PET</text:span></text:p>
            <text:p text:style-name="P1"><text:span text:style-name="T9">Aula C15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0" xml:id="id8" draw:id="id8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FIRST/CAE</text:span></text:p>
            <text:p text:style-name="P1"><text:span text:style-name="T10">Aula C16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xml:id="id9" draw:id="id9">
        <office:forms form:automatic-focus="false" form:apply-design-mode="false"/>
        <draw:frame draw:style-name="gr9" draw:text-style-name="P9" draw:layer="layout" svg:width="23.09cm" svg:height="4.171cm" svg:x="6.529cm" svg:y="4.413cm">
          <draw:text-box>
            <text:p text:style-name="P1"><text:span text:style-name="T6">Questo pomeriggio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Lezione aperta Scienze Applicat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0" xml:id="id10" draw:id="id10">
        <office:forms form:automatic-focus="false" form:apply-design-mode="false"/>
        <draw:frame draw:style-name="gr13" draw:text-style-name="P14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4" draw:text-style-name="P1" draw:layer="layout" svg:width="16.853cm" svg:height="12.514cm" svg:x="9.515cm" svg:y="3.871cm">
          <draw:image xlink:href="Pictures/100000000000027D000001D9C15E3D1A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xml:id="id11" draw:id="id11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5" draw:text-style-name="P15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Red_20_Gradient_20_1" draw:display-name="Red Gradient 1" draw:style="linear" draw:start-color="#ff3333" draw:end-color="#99000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3H51M51S</meta:editing-duration>
    <meta:editing-cycles>52</meta:editing-cycles>
    <meta:generator>OpenOffice/4.1.5$Win32 OpenOffice.org_project/415m1$Build-9789</meta:generator>
    <dc:date>2019-01-22T12:43:30.64</dc:date>
    <meta:document-statistic meta:object-count="103"/>
  </office:meta>
</office:document-meta>
</file>